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Evento">
      <style:graphic-properties draw:textarea-horizontal-align="center" draw:textarea-vertical-align="middle"/>
    </style:style>
    <style:style style:name="gr2" style:family="graphic" style:parent-style-name="Control">
      <style:graphic-properties draw:textarea-horizontal-align="justify" draw:textarea-vertical-align="middle" draw:auto-grow-height="false"/>
    </style:style>
    <style:style style:name="gr3" style:family="graphic" style:parent-style-name="Evento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style:use-window-font-color="tru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579d1c"/>
    </style:style>
    <style:style style:name="T4" style:family="text">
      <style:text-properties style:use-window-font-color="true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xml:id="id2" draw:id="id2" draw:layer="layout" svg:width="3cm" svg:height="0.5cm" svg:x="8cm" svg:y="4cm">
          <text:p text:style-name="P1">FIND_AND_LOCK</text:p>
        </draw:rect>
        <draw:connector draw:style-name="Conector" draw:layer="layout" svg:x1="9.5cm" svg:y1="2.75cm" svg:x2="9.5cm" svg:y2="4cm" draw:start-shape="id1" draw:start-glue-point="2" draw:end-shape="id2" draw:end-glue-point="0" svg:d="M9500 2750v1250" svg:viewBox="0 0 1 1251">
          <text:p>in={mod, addr, blocking, read, retry}</text:p>
          <text:p><text:span text:style-name="T1">out={err, set, way, state, tag, dir_lock, port_locked}</text:span></text:p>
        </draw:connector>
        <draw:connector draw:style-name="Conector" draw:layer="layout" svg:x1="9.5cm" svg:y1="6.25cm" svg:x2="9.5cm" svg:y2="8.75cm" draw:start-shape="id3" draw:start-glue-point="2" draw:end-shape="id4" draw:end-glue-point="0" svg:d="M9500 6250v2500" svg:viewBox="0 0 1 2501">
          <text:p>- set ret.port_locked flag</text:p>
          <text:p>- look for block → {set, way, state, tag}</text:p>
          <text:p>- lock directory entries → {dir_lock}</text:p>
          <text:p><text:tab/>- depending on blocking, ret with err=1 (unlock port),</text:p>
          <text:p><text:tab/> <text:s/>or wait until directory gets unlocked</text:p>
          <text:p>- if miss, find victim block</text:p>
          <text:p>- update LRU counters</text:p>
          <text:p>- set transient tag for block</text:p>
          <text:p>- directory latency</text:p>
        </draw:connector>
        <draw:custom-shape draw:style-name="gr2" draw:text-style-name="P1" xml:id="id5" draw:id="id5" draw:layer="layout" svg:width="0.5cm" svg:height="0.5cm" svg:x="9.25cm" svg:y="10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xml:id="id6" draw:id="id6" draw:layer="layout" svg:width="4.5cm" svg:height="0.5cm" svg:x="7.25cm" svg:y="11.75cm">
          <text:p text:style-name="P1">FIND_AND_LOCK_FINISH</text:p>
        </draw:rect>
        <draw:connector draw:style-name="Conector" draw:text-style-name="P2" draw:layer="layout" svg:x1="9.5cm" svg:y1="10.75cm" svg:x2="9.5cm" svg:y2="11.75cm" draw:start-shape="id5" draw:start-glue-point="6" draw:end-shape="id6" draw:end-glue-point="0" svg:d="M9500 10750v1000" svg:viewBox="0 0 1 1001">
          <text:p><text:span text:style-name="T2">hit</text:span></text:p>
        </draw:connector>
        <draw:connector draw:style-name="Conector" draw:layer="layout" svg:x1="9.75cm" svg:y1="10.5cm" svg:x2="11.75cm" svg:y2="12cm" draw:start-shape="id5" draw:start-glue-point="7" draw:end-shape="id6" draw:end-glue-point="1" svg:d="M9750 10500h2500v1500h-500" svg:viewBox="0 0 2501 1501">
          <text:p><text:tab/><text:tab/><text:tab/><text:tab/><text:tab/>miss</text:p>
          <text:p><text:tab/><text:tab/><text:tab/><text:tab/><text:tab/>(in main memory, a miss means</text:p>
          <text:p><text:tab/><text:tab/><text:tab/><text:tab/><text:tab/>directory conflict)</text:p>
          <text:p><text:tab/><text:tab/><text:tab/><text:tab/><text:tab/>- call EVICT(mod, set, way)</text:p>
          <text:p><text:tab/><text:tab/><text:tab/><text:tab/><text:tab/><text:tab/>→ {err}</text:p>
        </draw:connector>
        <draw:rect draw:style-name="gr3" draw:text-style-name="P1" xml:id="id7" draw:id="id7" draw:layer="layout" svg:width="3cm" svg:height="0.5cm" svg:x="8cm" svg:y="14.25cm">
          <text:p/>
        </draw:rect>
        <draw:connector draw:style-name="Conector" draw:layer="layout" svg:x1="9.5cm" svg:y1="12.25cm" svg:x2="9.5cm" svg:y2="14.25cm" draw:start-shape="id6" draw:start-glue-point="2" draw:end-shape="id7" draw:end-glue-point="0" svg:d="M9500 12250v2000" svg:viewBox="0 0 1 2001">
          <text:p>- if err → ret.err=1, unlock, ret</text:p>
          <text:p>- if mod.kind==main_memory:</text:p>
          <text:p><text:tab/>- set tag of block</text:p>
          <text:p><text:tab/>- set state to E <text:span text:style-name="T3">(no change – still MM is E)</text:span></text:p>
          <text:p><text:span text:style-name="T1">- ret.set=set, ret.way=way, ret.state=state,</text:span></text:p>
          <text:p><text:span text:style-name="T1"><text:tab/></text:span><text:span text:style-name="T1">ret.tag=tag, ret.dir_lock=dir_lock</text:span></text:p>
          <text:p>- return</text:p>
        </draw:connector>
        <draw:rect draw:style-name="gr3" draw:text-style-name="P1" xml:id="id1" draw:id="id1" draw:layer="layout" svg:width="3cm" svg:height="0.5cm" svg:x="8cm" svg:y="2.25cm">
          <text:p/>
        </draw:rect>
        <draw:rect draw:style-name="gr1" draw:text-style-name="P1" xml:id="id4" draw:id="id4" draw:layer="layout" svg:width="4.5cm" svg:height="0.5cm" svg:x="7.25cm" svg:y="8.75cm">
          <text:p text:style-name="P1">FIND_AND_LOCK_ACTION</text:p>
        </draw:rect>
        <draw:connector draw:style-name="Conector" draw:layer="layout" svg:x1="9.5cm" svg:y1="9.25cm" svg:x2="9.5cm" svg:y2="10.25cm" draw:start-shape="id4" draw:start-glue-point="2" draw:end-shape="id5" draw:end-glue-point="4" svg:d="M9500 9250v1000" svg:viewBox="0 0 1 1001">
          <text:p>- unlock port</text:p>
          <text:p>- hit/miss?</text:p>
        </draw:connector>
        <draw:rect draw:style-name="gr1" draw:text-style-name="P1" xml:id="id3" draw:id="id3" draw:layer="layout" svg:width="4cm" svg:height="0.5cm" svg:x="7.5cm" svg:y="5.75cm">
          <text:p text:style-name="P1">FIND_AND_LOCK_PORT</text:p>
        </draw:rect>
        <draw:connector draw:style-name="Conector" draw:layer="layout" svg:x1="9.5cm" svg:y1="4.5cm" svg:x2="9.5cm" svg:y2="5.75cm" draw:start-shape="id2" draw:start-glue-point="2" draw:end-shape="id3" draw:end-glue-point="0" svg:d="M9500 4500v1250" svg:viewBox="0 0 1 1251">
          <text:p><text:span text:style-name="T4">- update stats ← {read, retry}</text:span></text:p>
          <text:p><text:span text:style-name="T4">- retstack: set=way=state=err=0</text:span></text:p>
          <text:p><text:span text:style-name="T4">- lock a port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vento" style:family="graphic" style:parent-style-name="standard">
      <style:graphic-properties draw:stroke="none" draw:stroke-dash="Dashed_20__28_var_29__20_1" draw:fill="solid" draw:fill-color="#ffffff" draw:fill-gradient-name="Gradient_20_7" draw:fill-hatch-name="Hatch_20_91" draw:fill-image-name="Bitmape_20_1" draw:fill-image-width="0cm" draw:fill-image-height="0cm"/>
      <style:text-properties style:font-name="Times New Roman1" fo:font-family="'Times New Roman'" style:font-style-name="Normal" style:font-family-generic="roman" style:font-pitch="variable" fo:font-size="10pt"/>
    </style:style>
    <style:style style:name="Conector" style:family="graphic" style:parent-style-name="standard">
      <style:graphic-properties draw:stroke-dash="Dashed_20__28_var_29__20_1" svg:stroke-width="0.025cm" draw:marker-start-width="0.33cm" draw:marker-end="Arrow" draw:marker-end-width="0.127cm" draw:fill-gradient-name="Gradient_20_7" draw:fill-hatch-name="Hatch_20_91" draw:fill-image-name="Bitmape_20_1" draw:fill-image-width="0cm" draw:fill-image-height="0cm" draw:textarea-horizontal-align="left" draw:textarea-vertical-align="middle" draw:fit-to-size="false" draw:fit-to-contour="false" fo:padding-top="0cm" fo:padding-bottom="0cm" fo:padding-left="0cm" fo:padding-right="0cm"/>
      <style:paragraph-properties fo:margin-left="0.1cm" fo:margin-right="0cm" fo:text-align="start" fo:text-indent="0cm">
        <style:tab-stops>
          <style:tab-stop style:position="0cm"/>
          <style:tab-stop style:position="0.5cm"/>
          <style:tab-stop style:position="1cm"/>
          <style:tab-stop style:position="1.5cm"/>
          <style:tab-stop style:position="2cm"/>
          <style:tab-stop style:position="2.5cm"/>
          <style:tab-stop style:position="3cm"/>
          <style:tab-stop style:position="3.5cm"/>
          <style:tab-stop style:position="4cm"/>
          <style:tab-stop style:position="4.5cm"/>
          <style:tab-stop style:position="5cm"/>
          <style:tab-stop style:position="5.5cm"/>
          <style:tab-stop style:position="6cm"/>
          <style:tab-stop style:position="6.5cm"/>
          <style:tab-stop style:position="7cm"/>
          <style:tab-stop style:position="7.5cm"/>
          <style:tab-stop style:position="8cm"/>
        </style:tab-stops>
      </style:paragraph-properties>
      <style:text-properties fo:font-size="7pt"/>
    </style:style>
    <style:style style:name="Control" style:family="graphic" style:parent-style-name="standard">
      <style:graphic-properties draw:stroke-dash="Dashed_20__28_var_29__20_1" draw:fill-color="#e6e6e6" draw:fill-gradient-name="Gradient_20_8" draw:fill-hatch-name="Hatch_20_91" draw:fill-image-name="Bitmape_20_1" draw:fill-image-width="0cm" draw:fill-image-height="0cm"/>
    </style:style>
    <style:style style:name="Conector_20_texto_20_izquierda" style:display-name="Conector texto izquierda" style:family="graphic" style:parent-style-name="Conector">
      <style:graphic-properties draw:textarea-horizontal-align="right" fo:padding-right="0.1cm" draw:measure-align="automatic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3-26T18:11:05.04</meta:creation-date>
    <dc:date>2016-03-22T22:25:36.323447828</dc:date>
    <meta:editing-duration>PT5H19M2S</meta:editing-duration>
    <meta:editing-cycles>29</meta:editing-cycles>
    <meta:generator>LibreOffice/4.2.8.2$Linux_X86_64 LibreOffice_project/420m0$Build-2</meta:generator>
    <meta:document-statistic meta:object-count="14"/>
    <meta:user-defined meta:name="Información 1"/>
    <meta:user-defined meta:name="Información 2"/>
    <meta:user-defined meta:name="Información 3"/>
    <meta:user-defined meta:name="Información 4"/>
  </office:meta>
</office:document-meta>
</file>